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44.38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43"/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1" table:number-columns-repeated="3" table:default-cell-style-name="ce11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style-name="ce9"/>
          <table:table-cell table:style-name="ce9" office:value-type="string" calcext:value-type="string">
            <text:p>MUSI BYT OSADENZ R3</text:p>
          </table:table-cell>
          <table:table-cell table:style-name="ce9" table:number-columns-repeated="1022"/>
        </table:table-row>
        <table:table-row table:style-name="ro1">
          <table:table-cell table:style-name="ce9" table:number-columns-repeated="1024"/>
        </table:table-row>
        <table:table-row table:style-name="ro1">
          <table:table-cell table:style-name="ce9" office:value-type="string" calcext:value-type="string">
            <text:p>S/N</text:p>
          </table:table-cell>
          <table:table-cell table:style-name="ce9" office:value-type="string" calcext:value-type="string">
            <text:p>Freq</text:p>
          </table:table-cell>
          <table:table-cell table:style-name="ce9" office:value-type="string" calcext:value-type="string">
            <text:p>XTAL</text:p>
          </table:table-cell>
          <table:table-cell table:style-name="ce9" office:value-type="string" calcext:value-type="string">
            <text:p>C13 [pF]</text:p>
          </table:table-cell>
          <table:table-cell table:style-name="ce9" office:value-type="string" calcext:value-type="string">
            <text:p>C14 [pF]</text:p>
          </table:table-cell>
          <table:table-cell table:style-name="ce9" office:value-type="string" calcext:value-type="string">
            <text:p>ppm</text:p>
          </table:table-cell>
          <table:table-cell table:style-name="ce9"/>
          <table:table-cell table:style-name="ce9" office:value-type="string" calcext:value-type="string">
            <text:p>time diff [sec]</text:p>
          </table:table-cell>
          <table:table-cell table:style-name="ce9" office:value-type="string" calcext:value-type="string">
            <text:p>total time [sec]</text:p>
          </table:table-cell>
          <table:table-cell table:style-name="ce9" office:value-type="string" calcext:value-type="string">
            <text:p>ppm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AG0041</text:p>
          </table:table-cell>
          <table:table-cell table:style-name="ce10" office:value-type="float" office:value="63.99756712" calcext:value-type="float">
            <text:p>63,99756712</text:p>
          </table:table-cell>
          <table:table-cell table:style-name="ce9" office:value-type="string" calcext:value-type="string">
            <text:p>9pF</text:p>
          </table:table-cell>
          <table:table-cell table:style-name="ce9" office:value-type="float" office:value="3.3" calcext:value-type="float">
            <text:p>3,3</text:p>
          </table:table-cell>
          <table:table-cell table:style-name="ce9" office:value-type="float" office:value="4.7" calcext:value-type="float">
            <text:p>4,7</text:p>
          </table:table-cell>
          <table:table-cell table:formula="of:=((64/[.B4])-1)*1000000" office:value-type="float" office:value="38.0151951000496" calcext:value-type="float">
            <text:p>38,015195100049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.9982392" calcext:value-type="float">
            <text:p>63,9982392</text:p>
          </table:table-cell>
          <table:table-cell/>
          <table:table-cell table:number-columns-repeated="2" office:value-type="float" office:value="3.3" calcext:value-type="float">
            <text:p>3,3</text:p>
          </table:table-cell>
          <table:table-cell table:formula="of:=((64/[.B5])-1)*1000000" office:value-type="float" office:value="27.5132569584891" calcext:value-type="float">
            <text:p>27,5132569584891</text:p>
          </table:table-cell>
          <table:table-cell table:number-columns-repeated="4"/>
          <table:table-cell office:value-type="string" calcext:value-type="string">
            <text:p>Started 8.12.202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.99862192" calcext:value-type="float">
            <text:p>63,99862192</text:p>
          </table:table-cell>
          <table:table-cell/>
          <table:table-cell office:value-type="float" office:value="3.3" calcext:value-type="float">
            <text:p>3,3</text:p>
          </table:table-cell>
          <table:table-cell office:value-type="float" office:value="2.7" calcext:value-type="float">
            <text:p>2,7</text:p>
          </table:table-cell>
          <table:table-cell table:formula="of:=((64/[.B6])-1)*1000000" office:value-type="float" office:value="21.5329636585881" calcext:value-type="float">
            <text:p>21,5329636585881</text:p>
          </table:table-cell>
          <table:table-cell table:number-columns-repeated="4"/>
          <table:table-cell office:value-type="string" calcext:value-type="string">
            <text:p>Ended 9.1.202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.00158724" calcext:value-type="float">
            <text:p>64,001587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((64/[.B7])-1)*1000000" office:value-type="float" office:value="-24.8000099443146" calcext:value-type="float">
            <text:p>-24,8000099443146</text:p>
          </table:table-cell>
          <table:table-cell table:number-columns-repeated="4"/>
          <table:table-cell office:value-type="string" calcext:value-type="string">
            <text:p>sec sum = </text:p>
          </table:table-cell>
          <table:table-cell table:formula="of:=31*24*60*60" office:value-type="float" office:value="2678400" calcext:value-type="float">
            <text:p>26784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3.99922088" calcext:value-type="float">
            <text:p>63,99922088</text:p>
          </table:table-cell>
          <table:table-cell/>
          <table:table-cell table:number-columns-repeated="2" office:value-type="float" office:value="2.2" calcext:value-type="float">
            <text:p>2,2</text:p>
          </table:table-cell>
          <table:table-cell table:formula="of:=((64/[.B8])-1)*1000000" office:value-type="float" office:value="12.1738982019615" calcext:value-type="float">
            <text:p>12,173898201961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.9979571" calcext:value-type="float">
            <text:p>63,9979571</text:p>
          </table:table-cell>
          <table:table-cell/>
          <table:table-cell office:value-type="float" office:value="2.2" calcext:value-type="float">
            <text:p>2,2</text:p>
          </table:table-cell>
          <table:table-cell office:value-type="string" calcext:value-type="string">
            <text:p>2.2 || 2.2</text:p>
          </table:table-cell>
          <table:table-cell table:formula="of:=((64/[.B9])-1)*1000000" office:value-type="float" office:value="31.9213314388112" calcext:value-type="float">
            <text:p>31,92133143881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.99728247" calcext:value-type="float">
            <text:p>63,99728247</text:p>
          </table:table-cell>
          <table:table-cell/>
          <table:table-cell table:number-columns-repeated="2" office:value-type="string" calcext:value-type="string">
            <text:p>2.2 || 2.2</text:p>
          </table:table-cell>
          <table:table-cell table:formula="of:=((64/[.B10])-1)*1000000" office:value-type="float" office:value="42.4632092974608" calcext:value-type="float">
            <text:p>42,463209297460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.00026032" calcext:value-type="float">
            <text:p>64,00026032</text:p>
          </table:table-cell>
          <table:table-cell/>
          <table:table-cell table:number-columns-repeated="2" office:value-type="string" calcext:value-type="string">
            <text:p>2.2 ser 2.2</text:p>
          </table:table-cell>
          <table:table-cell table:formula="of:=((64/[.B11])-1)*1000000" office:value-type="float" office:value="-4.06748345538333" calcext:value-type="float">
            <text:p>-4,06748345538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.99994285" calcext:value-type="float">
            <text:p>63,99994285</text:p>
          </table:table-cell>
          <table:table-cell/>
          <table:table-cell office:value-type="float" office:value="2.2" calcext:value-type="float">
            <text:p>2,2</text:p>
          </table:table-cell>
          <table:table-cell office:value-type="string" calcext:value-type="string">
            <text:p>2.2 ser 2.2</text:p>
          </table:table-cell>
          <table:table-cell table:formula="of:=((64/[.B12])-1)*1000000" office:value-type="float" office:value="0.892969547416911" calcext:value-type="float">
            <text:p>0,8929695474169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.99952394" calcext:value-type="float">
            <text:p>63,99952394</text:p>
          </table:table-cell>
          <table:table-cell/>
          <table:table-cell office:value-type="string" calcext:value-type="string">
            <text:p>2.2 ser 2.2</text:p>
          </table:table-cell>
          <table:table-cell office:value-type="float" office:value="2.2" calcext:value-type="float">
            <text:p>2,2</text:p>
          </table:table-cell>
          <table:table-cell table:formula="of:=((64/[.B13])-1)*1000000" office:value-type="float" office:value="7.43849283080245" calcext:value-type="float">
            <text:p>7,438492830802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.99991147" calcext:value-type="float">
            <text:p>63,99991147</text:p>
          </table:table-cell>
          <table:table-cell/>
          <table:table-cell office:value-type="float" office:value="2.2" calcext:value-type="float">
            <text:p>2,2</text:p>
          </table:table-cell>
          <table:table-cell office:value-type="string" calcext:value-type="string">
            <text:p>2.2 ser 2.2</text:p>
          </table:table-cell>
          <table:table-cell table:formula="of:=((64/[.B14])-1)*1000000" office:value-type="float" office:value="1.38328316356962" calcext:value-type="float">
            <text:p>1,38328316356962</text:p>
          </table:table-cell>
          <table:table-cell office:value-type="string" calcext:value-type="string">
            <text:p>znova spravene, ocistene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3.999985" calcext:value-type="float">
            <text:p>63,999985</text:p>
          </table:table-cell>
          <table:table-cell/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table:formula="of:=((64/[.B15])-1)*1000000" office:value-type="float" office:value="0.234375054919411" calcext:value-type="float">
            <text:p>0,234375054919411</text:p>
          </table:table-cell>
          <table:table-cell/>
          <table:table-cell office:value-type="float" office:value="2" calcext:value-type="float">
            <text:p>2</text:p>
          </table:table-cell>
          <table:table-cell table:formula="of:=31*24*60*60" office:value-type="float" office:value="2678400" calcext:value-type="float">
            <text:p>2678400</text:p>
          </table:table-cell>
          <table:table-cell table:formula="of:=([.H15]/[.I15])*1000000" office:value-type="float" office:value="0.746714456391876" calcext:value-type="float">
            <text:p>0,74671445639187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0042</text:p>
          </table:table-cell>
          <table:table-cell table:style-name="ce10" office:value-type="float" office:value="63.997353" calcext:value-type="float">
            <text:p>63,997353</text:p>
          </table:table-cell>
          <table:table-cell table:style-name="ce9" office:value-type="string" calcext:value-type="string">
            <text:p>9pF</text:p>
          </table:table-cell>
          <table:table-cell table:style-name="ce9" office:value-type="float" office:value="3.3" calcext:value-type="float">
            <text:p>3,3</text:p>
          </table:table-cell>
          <table:table-cell table:style-name="ce9" office:value-type="float" office:value="4.7" calcext:value-type="float">
            <text:p>4,7</text:p>
          </table:table-cell>
          <table:table-cell table:style-name="ce10" table:formula="of:=((64/[.B17])-1)*1000000" office:value-type="float" office:value="41.3610856686564" calcext:value-type="float">
            <text:p>41,3610856686564</text:p>
          </table:table-cell>
          <table:table-cell table:style-name="ce10" table:number-columns-repeated="1018"/>
        </table:table-row>
        <table:table-row table:style-name="ro1">
          <table:table-cell/>
          <table:table-cell office:value-type="float" office:value="63.999625" calcext:value-type="float">
            <text:p>63,999625</text:p>
          </table:table-cell>
          <table:table-cell table:style-name="Default"/>
          <table:table-cell table:style-name="Default" office:value-type="float" office:value="2.2" calcext:value-type="float">
            <text:p>2,2</text:p>
          </table:table-cell>
          <table:table-cell table:style-name="Default" office:value-type="float" office:value="1" calcext:value-type="float">
            <text:p>1</text:p>
          </table:table-cell>
          <table:table-cell table:style-name="ce10" table:formula="of:=((64/[.B18])-1)*1000000" office:value-type="float" office:value="5.85940933239826" calcext:value-type="float">
            <text:p>5,8594093323982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31*24*60*60" office:value-type="float" office:value="2678400" calcext:value-type="float">
            <text:p>2678400</text:p>
          </table:table-cell>
          <table:table-cell table:formula="of:=([.H18]/[.I18])*1000000" office:value-type="float" office:value="5.97371565113501" calcext:value-type="float">
            <text:p>5,9737156511350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3.999807" calcext:value-type="float">
            <text:p>63,999807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table:style-name="ce10" table:formula="of:=((64/[.B19])-1)*1000000" office:value-type="float" office:value="3.01563409399463" calcext:value-type="float">
            <text:p>3,0156340939946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.000068" calcext:value-type="float">
            <text:p>64,00006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0" table:formula="of:=((64/[.B20])-1)*1000000" office:value-type="float" office:value="-1.06249887110721" calcext:value-type="float">
            <text:p>-1,06249887110721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AG0040</text:p>
          </table:table-cell>
          <table:table-cell table:style-name="ce10" office:value-type="float" office:value="64.00204289" calcext:value-type="float">
            <text:p>64,00204289</text:p>
          </table:table-cell>
          <table:table-cell table:style-name="ce9" office:value-type="string" calcext:value-type="string">
            <text:p>12.5pF</text:p>
          </table:table-cell>
          <table:table-cell table:style-name="ce9" office:value-type="float" office:value="3.3" calcext:value-type="float">
            <text:p>3,3</text:p>
          </table:table-cell>
          <table:table-cell table:style-name="ce9" office:value-type="float" office:value="4.7" calcext:value-type="float">
            <text:p>4,7</text:p>
          </table:table-cell>
          <table:table-cell table:formula="of:=((64/[.B32])-1)*1000000" office:value-type="float" office:value="-31.9191373860939" calcext:value-type="float">
            <text:p>-31,919137386093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.00371906" calcext:value-type="float">
            <text:p>64,00371906</text:p>
          </table:table-cell>
          <table:table-cell/>
          <table:table-cell table:number-columns-repeated="2" office:value-type="float" office:value="2.2" calcext:value-type="float">
            <text:p>2,2</text:p>
          </table:table-cell>
          <table:table-cell table:formula="of:=((64/[.B33])-1)*1000000" office:value-type="float" office:value="-58.1069358877029" calcext:value-type="float">
            <text:p>-58,10693588770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.0016" calcext:value-type="float">
            <text:p>64,0016</text:p>
          </table:table-cell>
          <table:table-cell/>
          <table:table-cell table:number-columns-repeated="2" office:value-type="float" office:value="4.7" calcext:value-type="float">
            <text:p>4,7</text:p>
          </table:table-cell>
          <table:table-cell table:formula="of:=((64/[.B34])-1)*1000000" office:value-type="float" office:value="-24.9993750155442" calcext:value-type="float">
            <text:p>-24,999375015544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.99959419" calcext:value-type="float">
            <text:p>63,99959419</text:p>
          </table:table-cell>
          <table:table-cell/>
          <table:table-cell table:number-columns-repeated="2" office:value-type="float" office:value="8.2" calcext:value-type="float">
            <text:p>8,2</text:p>
          </table:table-cell>
          <table:table-cell table:formula="of:=((64/[.B35])-1)*1000000" office:value-type="float" office:value="6.34082145567483" calcext:value-type="float">
            <text:p>6,3408214556748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.00006102" calcext:value-type="float">
            <text:p>64,00006102</text:p>
          </table:table-cell>
          <table:table-cell/>
          <table:table-cell office:value-type="float" office:value="8.2" calcext:value-type="float">
            <text:p>8,2</text:p>
          </table:table-cell>
          <table:table-cell office:value-type="string" calcext:value-type="string">
            <text:p>3.3 par 3.3</text:p>
          </table:table-cell>
          <table:table-cell table:formula="of:=((64/[.B36])-1)*1000000" office:value-type="float" office:value="-0.953436591011325" calcext:value-type="float">
            <text:p>-0,953436591011325</text:p>
          </table:table-cell>
          <table:table-cell table:style-name="ce12" office:value-type="time" office:time-value="PT17H18M00S" calcext:value-type="time">
            <text:p>05:18:00 odp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4.00005977" calcext:value-type="float">
            <text:p>64,00005977</text:p>
          </table:table-cell>
          <table:table-cell table:number-columns-repeated="3"/>
          <table:table-cell table:formula="of:=((64/[.B37])-1)*1000000" office:value-type="float" office:value="-0.933905377697997" calcext:value-type="float">
            <text:p>-0,933905377697997</text:p>
          </table:table-cell>
          <table:table-cell office:value-type="string" calcext:value-type="string">
            <text:p>po cca 10 hodinach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4.000013" calcext:value-type="float">
            <text:p>64,000013</text:p>
          </table:table-cell>
          <table:table-cell/>
          <table:table-cell office:value-type="float" office:value="8.2" calcext:value-type="float">
            <text:p>8,2</text:p>
          </table:table-cell>
          <table:table-cell office:value-type="float" office:value="6.8" calcext:value-type="float">
            <text:p>6,8</text:p>
          </table:table-cell>
          <table:table-cell table:formula="of:=((64/[.B38])-1)*1000000" office:value-type="float" office:value="-0.203124958630951" calcext:value-type="float">
            <text:p>-0,203124958630951</text:p>
          </table:table-cell>
          <table:table-cell/>
          <table:table-cell office:value-type="float" office:value="-2" calcext:value-type="float">
            <text:p>-2</text:p>
          </table:table-cell>
          <table:table-cell table:formula="of:=31*24*60*60" office:value-type="float" office:value="2678400" calcext:value-type="float">
            <text:p>2678400</text:p>
          </table:table-cell>
          <table:table-cell table:formula="of:=([.H38]/[.I38])*1000000" office:value-type="float" office:value="-0.746714456391876" calcext:value-type="float">
            <text:p>-0,746714456391876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G0043</text:p>
          </table:table-cell>
          <table:table-cell table:style-name="ce10" office:value-type="float" office:value="64.002287" calcext:value-type="float">
            <text:p>64,002287</text:p>
          </table:table-cell>
          <table:table-cell table:style-name="ce9" office:value-type="string" calcext:value-type="string">
            <text:p>12.5pF</text:p>
          </table:table-cell>
          <table:table-cell table:style-name="ce9" office:value-type="float" office:value="3.3" calcext:value-type="float">
            <text:p>3,3</text:p>
          </table:table-cell>
          <table:table-cell table:style-name="ce9" office:value-type="float" office:value="4.7" calcext:value-type="float">
            <text:p>4,7</text:p>
          </table:table-cell>
          <table:table-cell table:style-name="ce10" table:formula="of:=((64/[.B41])-1)*1000000" office:value-type="float" office:value="-35.7330981000104" calcext:value-type="float">
            <text:p>-35,7330981000104</text:p>
          </table:table-cell>
          <table:table-cell table:style-name="ce10" table:number-columns-repeated="1018"/>
        </table:table-row>
        <table:table-row table:style-name="ro1">
          <table:table-cell/>
          <table:table-cell office:value-type="float" office:value="64.00038" calcext:value-type="float">
            <text:p>64,00038</text:p>
          </table:table-cell>
          <table:table-cell table:style-name="Default"/>
          <table:table-cell table:style-name="Default" office:value-type="float" office:value="8.2" calcext:value-type="float">
            <text:p>8,2</text:p>
          </table:table-cell>
          <table:table-cell table:style-name="Default" office:value-type="float" office:value="6.8" calcext:value-type="float">
            <text:p>6,8</text:p>
          </table:table-cell>
          <table:table-cell table:style-name="ce10" table:formula="of:=((64/[.B42])-1)*1000000" office:value-type="float" office:value="-5.93746474641943" calcext:value-type="float">
            <text:p>-5,93746474641943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31*24*60*60" office:value-type="float" office:value="2678400" calcext:value-type="float">
            <text:p>2678400</text:p>
          </table:table-cell>
          <table:table-cell table:formula="of:=([.H42]/[.I42])*1000000" office:value-type="float" office:value="-7.46714456391876" calcext:value-type="float">
            <text:p>-7,4671445639187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3.999906" calcext:value-type="float">
            <text:p>63,999906</text:p>
          </table:table-cell>
          <table:table-cell/>
          <table:table-cell table:number-columns-repeated="2" office:value-type="float" office:value="8.2" calcext:value-type="float">
            <text:p>8,2</text:p>
          </table:table-cell>
          <table:table-cell table:style-name="ce10" table:formula="of:=((64/[.B43])-1)*1000000" office:value-type="float" office:value="1.46875215722986" calcext:value-type="float">
            <text:p>1,4687521572298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0044</text:p>
          </table:table-cell>
          <table:table-cell office:value-type="float" office:value="64.001703" calcext:value-type="float">
            <text:p>64,001703</text:p>
          </table:table-cell>
          <table:table-cell table:style-name="ce9" office:value-type="string" calcext:value-type="string">
            <text:p>12.5pF</text:p>
          </table:table-cell>
          <table:table-cell table:style-name="ce9" office:value-type="float" office:value="3.3" calcext:value-type="float">
            <text:p>3,3</text:p>
          </table:table-cell>
          <table:table-cell table:style-name="ce9" office:value-type="float" office:value="4.7" calcext:value-type="float">
            <text:p>4,7</text:p>
          </table:table-cell>
          <table:table-cell table:style-name="ce10" table:formula="of:=((64/[.B45])-1)*1000000" office:value-type="float" office:value="-26.6086669601373" calcext:value-type="float">
            <text:p>-26,608666960137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.000077" calcext:value-type="float">
            <text:p>64,000077</text:p>
          </table:table-cell>
          <table:table-cell/>
          <table:table-cell table:number-columns-repeated="2" office:value-type="float" office:value="6.8" calcext:value-type="float">
            <text:p>6,8</text:p>
          </table:table-cell>
          <table:table-cell table:style-name="ce10" table:formula="of:=((64/[.B46])-1)*1000000" office:value-type="float" office:value="-1.20312355256225" calcext:value-type="float">
            <text:p>-1,2031235525622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AG0045</text:p>
          </table:table-cell>
          <table:table-cell office:value-type="float" office:value="64.001807" calcext:value-type="float">
            <text:p>64,001807</text:p>
          </table:table-cell>
          <table:table-cell table:style-name="ce9" office:value-type="string" calcext:value-type="string">
            <text:p>12.5pF</text:p>
          </table:table-cell>
          <table:table-cell table:style-name="ce9" office:value-type="float" office:value="3.3" calcext:value-type="float">
            <text:p>3,3</text:p>
          </table:table-cell>
          <table:table-cell table:style-name="ce9" office:value-type="float" office:value="4.7" calcext:value-type="float">
            <text:p>4,7</text:p>
          </table:table-cell>
          <table:table-cell table:style-name="ce10" table:formula="of:=((64/[.B48])-1)*1000000" office:value-type="float" office:value="-28.2335778425402" calcext:value-type="float">
            <text:p>-28,233577842540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.999971" calcext:value-type="float">
            <text:p>63,999971</text:p>
          </table:table-cell>
          <table:table-cell/>
          <table:table-cell table:number-columns-repeated="2" office:value-type="float" office:value="6.8" calcext:value-type="float">
            <text:p>6,8</text:p>
          </table:table-cell>
          <table:table-cell table:style-name="ce10" table:formula="of:=((64/[.B49])-1)*1000000" office:value-type="float" office:value="0.453125205357452" calcext:value-type="float">
            <text:p>0,453125205357452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AG0046</text:p>
          </table:table-cell>
          <table:table-cell office:value-type="float" office:value="64.002087" calcext:value-type="float">
            <text:p>64,002087</text:p>
          </table:table-cell>
          <table:table-cell table:style-name="ce9" office:value-type="string" calcext:value-type="string">
            <text:p>12.5pF</text:p>
          </table:table-cell>
          <table:table-cell table:style-name="ce9" office:value-type="float" office:value="3.3" calcext:value-type="float">
            <text:p>3,3</text:p>
          </table:table-cell>
          <table:table-cell table:style-name="ce9" office:value-type="float" office:value="4.7" calcext:value-type="float">
            <text:p>4,7</text:p>
          </table:table-cell>
          <table:table-cell table:style-name="ce10" table:formula="of:=((64/[.B51])-1)*1000000" office:value-type="float" office:value="-32.6083116634068" calcext:value-type="float">
            <text:p>-32,608311663406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.999442" calcext:value-type="float">
            <text:p>63,999442</text:p>
          </table:table-cell>
          <table:table-cell/>
          <table:table-cell table:number-columns-repeated="2" office:value-type="float" office:value="8.2" calcext:value-type="float">
            <text:p>8,2</text:p>
          </table:table-cell>
          <table:table-cell table:style-name="ce10" table:formula="of:=((64/[.B52])-1)*1000000" office:value-type="float" office:value="8.71882601716223" calcext:value-type="float">
            <text:p>8,7188260171622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.000103" calcext:value-type="float">
            <text:p>64,000103</text:p>
          </table:table-cell>
          <table:table-cell/>
          <table:table-cell table:number-columns-repeated="2" office:value-type="float" office:value="6.8" calcext:value-type="float">
            <text:p>6,8</text:p>
          </table:table-cell>
          <table:table-cell table:style-name="ce10" table:formula="of:=((64/[.B53])-1)*1000000" office:value-type="float" office:value="-1.60937240989423" calcext:value-type="float">
            <text:p>-1,6093724098942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0047</text:p>
          </table:table-cell>
          <table:table-cell office:value-type="float" office:value="64.00168" calcext:value-type="float">
            <text:p>64,00168</text:p>
          </table:table-cell>
          <table:table-cell table:style-name="ce9" office:value-type="string" calcext:value-type="string">
            <text:p>12.5pF</text:p>
          </table:table-cell>
          <table:table-cell table:style-name="ce9" office:value-type="float" office:value="3.3" calcext:value-type="float">
            <text:p>3,3</text:p>
          </table:table-cell>
          <table:table-cell table:style-name="ce9" office:value-type="float" office:value="4.7" calcext:value-type="float">
            <text:p>4,7</text:p>
          </table:table-cell>
          <table:table-cell table:style-name="ce10" table:formula="of:=((64/[.B55])-1)*1000000" office:value-type="float" office:value="-26.2493109555173" calcext:value-type="float">
            <text:p>-26,249310955517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.999769" calcext:value-type="float">
            <text:p>63,999769</text:p>
          </table:table-cell>
          <table:table-cell/>
          <table:table-cell table:number-columns-repeated="2" office:value-type="float" office:value="6.8" calcext:value-type="float">
            <text:p>6,8</text:p>
          </table:table-cell>
          <table:table-cell table:style-name="ce10" table:formula="of:=((64/[.B56])-1)*1000000" office:value-type="float" office:value="3.60938802757005" calcext:value-type="float">
            <text:p>3,609388027570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.000065" calcext:value-type="float">
            <text:p>64,000065</text:p>
          </table:table-cell>
          <table:table-cell/>
          <table:table-cell office:value-type="float" office:value="5.6" calcext:value-type="float">
            <text:p>5,6</text:p>
          </table:table-cell>
          <table:table-cell office:value-type="float" office:value="6.8" calcext:value-type="float">
            <text:p>6,8</text:p>
          </table:table-cell>
          <table:table-cell table:style-name="ce10" table:formula="of:=((64/[.B57])-1)*1000000" office:value-type="float" office:value="-1.01562396859212" calcext:value-type="float">
            <text:p>-1,0156239685921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0048</text:p>
          </table:table-cell>
          <table:table-cell office:value-type="float" office:value="63.99717" calcext:value-type="float">
            <text:p>63,99717</text:p>
          </table:table-cell>
          <table:table-cell table:style-name="ce9" office:value-type="string" calcext:value-type="string">
            <text:p>9pF</text:p>
          </table:table-cell>
          <table:table-cell table:style-name="ce9" office:value-type="float" office:value="3.3" calcext:value-type="float">
            <text:p>3,3</text:p>
          </table:table-cell>
          <table:table-cell table:style-name="ce9" office:value-type="float" office:value="4.7" calcext:value-type="float">
            <text:p>4,7</text:p>
          </table:table-cell>
          <table:table-cell table:style-name="ce10" table:formula="of:=((64/[.B59])-1)*1000000" office:value-type="float" office:value="44.2207053843458" calcext:value-type="float">
            <text:p>44,220705384345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.000035" calcext:value-type="float">
            <text:p>64,0000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0" table:formula="of:=((64/[.B60])-1)*1000000" office:value-type="float" office:value="-0.546874700857458" calcext:value-type="float">
            <text:p>-0,546874700857458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/>
          <table:table-cell office:value-type="float" office:value="64.000278" calcext:value-type="float">
            <text:p>64,000278</text:p>
          </table:table-cell>
          <table:table-cell table:style-name="ce9"/>
          <table:table-cell table:number-columns-repeated="2"/>
          <table:table-cell table:style-name="ce10" table:formula="of:=((64/[.B62])-1)*1000000" office:value-type="float" office:value="-4.34373113178399" calcext:value-type="float">
            <text:p>-4,3437311317839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.002" calcext:value-type="float">
            <text:p>64,002</text:p>
          </table:table-cell>
          <table:table-cell table:style-name="Default"/>
          <table:table-cell table:number-columns-repeated="2" office:value-type="float" office:value="3.9" calcext:value-type="float">
            <text:p>3,9</text:p>
          </table:table-cell>
          <table:table-cell table:style-name="ce10" table:formula="of:=((64/[.B63])-1)*1000000" office:value-type="float" office:value="-31.2490234679608" calcext:value-type="float">
            <text:p>-31,249023467960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.000291" calcext:value-type="float">
            <text:p>64,000291</text:p>
          </table:table-cell>
          <table:table-cell/>
          <table:table-cell table:number-columns-repeated="2" office:value-type="float" office:value="6.8" calcext:value-type="float">
            <text:p>6,8</text:p>
          </table:table-cell>
          <table:table-cell table:style-name="ce10" table:formula="of:=((64/[.B64])-1)*1000000" office:value-type="float" office:value="-4.54685432604851" calcext:value-type="float">
            <text:p>-4,5468543260485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.000061" calcext:value-type="float">
            <text:p>64,000061</text:p>
          </table:table-cell>
          <table:table-cell/>
          <table:table-cell office:value-type="float" office:value="6.8" calcext:value-type="float">
            <text:p>6,8</text:p>
          </table:table-cell>
          <table:table-cell/>
          <table:table-cell table:style-name="ce10" table:formula="of:=((64/[.B65])-1)*1000000" office:value-type="float" office:value="-0.95312409154058" calcext:value-type="float">
            <text:p>-0,95312409154058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0" table:formula="of:=((64/[.B66])-1)*1000000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.00.0000</text:date>, <text:time style:data-style-name="N2" text:time-value="14:43:36.8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7T13:42:25.565000000</meta:creation-date>
    <dc:date>2022-04-17T14:43:42.878000000</dc:date>
    <meta:editing-duration>PT14H7M31S</meta:editing-duration>
    <meta:editing-cycles>10</meta:editing-cycles>
    <meta:generator>LibreOffice/6.2.5.2$Windows_X86_64 LibreOffice_project/1ec314fa52f458adc18c4f025c545a4e8b22c159</meta:generator>
    <meta:document-statistic meta:table-count="1" meta:cell-count="211" meta:object-count="0"/>
  </office:meta>
</office:document-meta>
</file>